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32cm"/>
    </style:style>
    <style:style style:name="co4" style:family="table-column">
      <style:table-column-properties fo:break-before="auto" style:column-width="4.06cm"/>
    </style:style>
    <style:style style:name="co5" style:family="table-column">
      <style:table-column-properties fo:break-before="auto" style:column-width="5.632cm"/>
    </style:style>
    <style:style style:name="co6" style:family="table-column">
      <style:table-column-properties fo:break-before="auto" style:column-width="5.061cm"/>
    </style:style>
    <style:style style:name="co7" style:family="table-column">
      <style:table-column-properties fo:break-before="auto" style:column-width="5.957cm"/>
    </style:style>
    <style:style style:name="co8" style:family="table-column">
      <style:table-column-properties fo:break-before="auto" style:column-width="5.898cm"/>
    </style:style>
    <style:style style:name="co9" style:family="table-column">
      <style:table-column-properties fo:break-before="auto" style:column-width="5.766cm"/>
    </style:style>
    <style:style style:name="co10" style:family="table-column">
      <style:table-column-properties fo:break-before="auto" style:column-width="4.546cm"/>
    </style:style>
    <style:style style:name="co11" style:family="table-column">
      <style:table-column-properties fo:break-before="auto" style:column-width="4.47cm"/>
    </style:style>
    <style:style style:name="co12" style:family="table-column">
      <style:table-column-properties fo:break-before="auto" style:column-width="3.286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411cm"/>
    </style:style>
    <style:style style:name="co15" style:family="table-column">
      <style:table-column-properties fo:break-before="auto" style:column-width="3.154cm"/>
    </style:style>
    <style:style style:name="co16" style:family="table-column">
      <style:table-column-properties fo:break-before="auto" style:column-width="3.535cm"/>
    </style:style>
    <style:style style:name="co17" style:family="table-column">
      <style:table-column-properties fo:break-before="auto" style:column-width="3.496cm"/>
    </style:style>
    <style:style style:name="co18" style:family="table-column">
      <style:table-column-properties fo:break-before="auto" style:column-width="3.68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oja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3">
          <table:table-cell office:value-type="string">
            <text:p>Plantilla para importar proveedoras a GestiONG</text:p>
          </table:table-cell>
          <table:table-cell table:number-columns-repeated="17"/>
        </table:table-row>
        <table:table-row table:style-name="ro3">
          <table:table-cell table:number-columns-repeated="18"/>
        </table:table-row>
        <table:table-row table:style-name="ro3">
          <table:table-cell office:value-type="string">
            <text:p>Columnas/campos:</text:p>
          </table:table-cell>
          <table:table-cell table:number-columns-repeated="17"/>
        </table:table-row>
        <table:table-row table:style-name="ro3">
          <table:table-cell office:value-type="string">
            <text:p>CODIGO</text:p>
          </table:table-cell>
          <table:table-cell office:value-type="string">
            <text:p>No puede haber códigos repetidos</text:p>
          </table:table-cell>
          <table:table-cell table:number-columns-repeated="16"/>
        </table:table-row>
        <table:table-row table:style-name="ro3">
          <table:table-cell office:value-type="string">
            <text:p>RAZONSOCIAL</text:p>
          </table:table-cell>
          <table:table-cell office:value-type="string">
            <text:p>Razón social (nombre físico o comercial) de la proveedora</text:p>
          </table:table-cell>
          <table:table-cell table:number-columns-repeated="16"/>
        </table:table-row>
        <table:table-row table:style-name="ro3">
          <table:table-cell office:value-type="string">
            <text:p>CONTACTO_ID</text:p>
          </table:table-cell>
          <table:table-cell office:value-type="string">
            <text:p>Código o CIF del contacto que debe estar previamente generado</text:p>
          </table:table-cell>
          <table:table-cell table:number-columns-repeated="16"/>
        </table:table-row>
        <table:table-row table:style-name="ro3">
          <table:table-cell office:value-type="string">
            <text:p>AGENTE_ID</text:p>
          </table:table-cell>
          <table:table-cell office:value-type="string">
            <text:p>Código o nombre del agente asociado a esta proveedora</text:p>
          </table:table-cell>
          <table:table-cell table:number-columns-repeated="16"/>
        </table:table-row>
        <table:table-row table:style-name="ro3">
          <table:table-cell office:value-type="string">
            <text:p>FORMAPAGO_ID</text:p>
          </table:table-cell>
          <table:table-cell office:value-type="string">
            <text:p>Código o nombre de la forma de pago habitual</text:p>
          </table:table-cell>
          <table:table-cell table:number-columns-repeated="16"/>
        </table:table-row>
        <table:table-row table:style-name="ro3">
          <table:table-cell office:value-type="string">
            <text:p>ENTIDADBANCO</text:p>
          </table:table-cell>
          <table:table-cell office:value-type="string">
            <text:p>Nombre de la entidad bancaria de la cuenta bancaria</text:p>
          </table:table-cell>
          <table:table-cell table:number-columns-repeated="16"/>
        </table:table-row>
        <table:table-row table:style-name="ro3">
          <table:table-cell office:value-type="string">
            <text:p>CUENTABANCO</text:p>
          </table:table-cell>
          <table:table-cell office:value-type="string">
            <text:p>20 dígitos de la cuenta bancaria</text:p>
          </table:table-cell>
          <table:table-cell table:number-columns-repeated="16"/>
        </table:table-row>
        <table:table-row table:style-name="ro3">
          <table:table-cell office:value-type="string">
            <text:p>NOTAS</text:p>
          </table:table-cell>
          <table:table-cell table:number-columns-repeated="17"/>
        </table:table-row>
        <table:table-row table:style-name="ro3">
          <table:table-cell office:value-type="string">
            <text:p>SUBCUENTA</text:p>
          </table:table-cell>
          <table:table-cell office:value-type="string">
            <text:p>Si está activo el módulo de contabilidad, la subcuenta asociada a esta proveedora</text:p>
          </table:table-cell>
          <table:table-cell table:number-columns-repeated="16"/>
        </table:table-row>
        <table:table-row table:style-name="ro3">
          <table:table-cell table:number-columns-repeated="18"/>
        </table:table-row>
        <table:table-row table:style-name="ro3">
          <table:table-cell office:value-type="string">
            <text:p>Para una descripción más detallada y actualizada de cada columna, ver el diccionario de datos de la aplicación.</text:p>
          </table:table-cell>
          <table:table-cell table:number-columns-repeated="17"/>
        </table:table-row>
        <table:table-row table:style-name="ro3">
          <table:table-cell office:value-type="string">
            <text:p>Si una columna está en blanco, no se utilizará el valor.</text:p>
          </table:table-cell>
          <table:table-cell table:number-columns-repeated="17"/>
        </table:table-row>
        <table:table-row table:style-name="ro3">
          <table:table-cell office:value-type="string">
            <text:p>Si se desea que al importar un valor de una columna se borre el que había previamente, poner en la columna el símbolo ~</text:p>
          </table:table-cell>
          <table:table-cell table:number-columns-repeated="17"/>
        </table:table-row>
        <table:table-row table:style-name="ro3">
          <table:table-cell table:number-columns-repeated="18"/>
        </table:table-row>
        <table:table-row table:style-name="ro3">
          <table:table-cell office:value-type="string">
            <text:p>Una vez rellenos todos los datos, eliminar todas las filas hasta aquí, incluyendo esta y guardar el archivo como Texto CSV</text:p>
          </table:table-cell>
          <table:table-cell table:number-columns-repeated="17"/>
        </table:table-row>
        <table:table-row table:style-name="ro3">
          <table:table-cell office:value-type="string">
            <text:p>PROVEEDORA.CODIGO</text:p>
          </table:table-cell>
          <table:table-cell office:value-type="string">
            <text:p>PROVEEDORA.RAZONSOCIAL</text:p>
          </table:table-cell>
          <table:table-cell office:value-type="string">
            <text:p>PROVEEDORA.CONTACTO_ID</text:p>
          </table:table-cell>
          <table:table-cell office:value-type="string">
            <text:p>PROVEEDORA.AGENTE_ID</text:p>
          </table:table-cell>
          <table:table-cell office:value-type="string">
            <text:p>PROVEEDORA.FORMAPAGO_ID</text:p>
          </table:table-cell>
          <table:table-cell office:value-type="string">
            <text:p>PROVEEDORA.ENTIDADBANCO</text:p>
          </table:table-cell>
          <table:table-cell office:value-type="string">
            <text:p>PROVEEDORA.CUENTABANCO</text:p>
          </table:table-cell>
          <table:table-cell office:value-type="string">
            <text:p>PROVEEDORA.NOTAS</text:p>
          </table:table-cell>
          <table:table-cell office:value-type="string">
            <text:p>PROVEEDORA.SUBCUENTA</text:p>
          </table:table-cell>
          <table:table-cell table:number-columns-repeated="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ontacto genérico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anco popular sin animo de lucro</text:p>
          </table:table-cell>
          <table:table-cell office:value-type="string">
            <text:p>2343 3434 34 3434343434</text:p>
          </table:table-cell>
          <table:table-cell/>
          <table:table-cell office:value-type="string">
            <text:p>4.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3" table:number-rows-repeated="1048555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3:32:19</meta:creation-date>
    <dc:date>2012-11-27T12:26:55</dc:date>
    <meta:editing-duration>PT53M54S</meta:editing-duration>
    <meta:editing-cycles>9</meta:editing-cycles>
    <meta:generator>LibreOffice/3.5$Linux_x86 LibreOffice_project/350m1$Build-2</meta:generator>
    <meta:document-statistic meta:table-count="3" meta:cell-count="42" meta:object-count="0"/>
    <meta:user-defined meta:name="qrichtext">1</meta:user-defined>
  </office:meta>
</office:document-meta>
</file>